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margin-top="0.423cm" fo:margin-bottom="0cm" loext:contextual-spacing="false" fo:text-align="justify" style:justify-single-word="false"/>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4">
      <style:paragraph-properties fo:text-align="justify" style:justify-single-word="false"/>
    </style:style>
    <style:style style:name="P14" style:family="paragraph" style:parent-style-name="Standard" style:list-style-name="L5">
      <style:paragraph-properties fo:text-align="justify" style:justify-single-word="false"/>
    </style:style>
    <style:style style:name="P15" style:family="paragraph" style:parent-style-name="Standard" style:list-style-name="L6">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8">
      <style:paragraph-properties fo:text-align="justify" style:justify-single-word="false"/>
    </style:style>
    <style:style style:name="P18" style:family="paragraph" style:parent-style-name="Standard" style:list-style-name="L9">
      <style:paragraph-properties fo:text-align="justify" style:justify-single-word="false"/>
    </style:style>
    <style:style style:name="P19" style:family="paragraph" style:parent-style-name="Standard" style:list-style-name="L10">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P21" style:family="paragraph" style:parent-style-name="Standard">
      <style:paragraph-properties fo:text-align="justify" style:justify-single-word="false"/>
      <style:text-properties officeooo:paragraph-rsid="000c33d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67%"/>
    </style:style>
    <style:style style:name="T8" style:family="text">
      <style:text-properties style:text-position="sub 67%"/>
    </style:style>
    <style:style style:name="T9" style:family="text">
      <style:text-properties style:text-position="sub 67%" fo:font-weight="bold" style:font-weight-asian="bold" style:font-weight-complex="bold"/>
    </style:style>
    <style:style style:name="T10" style:family="text">
      <style:text-properties style:text-position="sub 67%" fo:font-style="italic" fo:font-weight="bold" style:font-style-asian="italic" style:font-weight-asian="bold" style:font-style-complex="italic" style:font-weight-complex="bold"/>
    </style:style>
    <style:style style:name="T11" style:family="text">
      <style:text-properties style:text-position="sub 67%" fo:font-style="italic" style:font-style-asian="italic" style:font-style-complex="italic"/>
    </style:style>
    <style:style style:name="T12" style:family="text">
      <style:text-properties style:font-name="Segoe UI Emoji" style:font-name-asian="Segoe UI Emoji" style:font-name-complex="Segoe UI Emoji"/>
    </style:style>
    <style:style style:name="T13" style:family="text">
      <style:text-properties officeooo:rsid="000078ce"/>
    </style:style>
    <style:style style:name="T14" style:family="text">
      <style:text-properties officeooo:rsid="00018979"/>
    </style:style>
    <style:style style:name="T15" style:family="text">
      <style:text-properties officeooo:rsid="0002461c"/>
    </style:style>
    <style:style style:name="T16" style:family="text">
      <style:text-properties officeooo:rsid="0003d0bb"/>
    </style:style>
    <style:style style:name="T17" style:family="text">
      <style:text-properties officeooo:rsid="0006c4ec"/>
    </style:style>
    <style:style style:name="T18" style:family="text">
      <style:text-properties officeooo:rsid="00085603"/>
    </style:style>
    <style:style style:name="T19" style:family="text">
      <style:text-properties officeooo:rsid="0009a0cb"/>
    </style:style>
    <style:style style:name="T20" style:family="text">
      <style:text-properties fo:font-weight="normal" style:font-weight-asian="normal" style:font-weight-complex="normal"/>
    </style:style>
    <style:style style:name="T21" style:family="text">
      <style:text-properties officeooo:rsid="000aaf10"/>
    </style:style>
    <style:style style:name="T22" style:family="text">
      <style:text-properties officeooo:rsid="000c33d9"/>
    </style:style>
    <style:style style:name="T23" style:family="text">
      <style:text-properties officeooo:rsid="000daf88"/>
    </style:style>
    <style:style style:name="T24" style:family="text">
      <style:text-properties officeooo:rsid="000e8282"/>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205482131" text:style-name="L1">
        <text:list-item>
          <text:p text:style-name="P10">ritardo di porta</text:p>
        </text:list-item>
        <text:list-item>
          <text:p text:style-name="P10">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3">Operazioni in sequenza possono usare la stessa risorsa in momenti diversi.</text:p>
      <text:p text:style-name="P3">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6">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4">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4">Concorrenti!!!</text:span></text:span> non c'è un prima, non c'è un dopo. Qui ci vanno tipicamente assegnamenti di segnali, blocchi, component (li vedremo), e processi. <text:span text:style-name="Car._20_predefinito_20_paragrafo"><text:span text:style-name="T6">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6">non possiamo inizializzarli</text:span></text:span><text:span text:style-name="Car._20_predefinito_20_paragrafo"><text:span text:style-name="T4">,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379140587" text:style-name="L2">
        <text:list-item>
          <text:p text:style-name="P11">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11">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3">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525986485" text:style-name="L3">
        <text:list-item>
          <text:p text:style-name="P12">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2">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2">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6">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3404817048" text:style-name="L4">
        <text:list-item>
          <text:p text:style-name="P13">voglio andare più veloce del normale. Ovvero, so cosa voglio, posso fare un circuito che fa esattamente quello, non un calcolatore che lo simula, che ci mette di più a causa del fetch-decode-execute.</text:p>
        </text:list-item>
        <text:list-item>
          <text:p text:style-name="P13">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3417686127" text:style-name="L5">
        <text:list-item>
          <text:p text:style-name="P14">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4">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4">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5">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5">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7">n</text:span></text:span> possibili valori da dare al mio segnale, e quindi 2<text:span text:style-name="Car._20_predefinito_20_paragrafo"><text:span text:style-name="T7">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6">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6">campionamento</text:span></text:span><text:span text:style-name="Car._20_predefinito_20_paragrafo"><text:span text:style-name="T4">, </text:span></text:span>e discretizzare le ampiezze, ovvero fare <text:span text:style-name="Car._20_predefinito_20_paragrafo"><text:span text:style-name="T6">quantizzazione</text:span></text:span>. Poi c'è la codifica, ovvero l'associazione a ciascuno di questi livelli di quantizzazione di un numero binario. Questa conversione è chiamata anche <text:span text:style-name="Car._20_predefinito_20_paragrafo"><text:span text:style-name="T6">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6">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8">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8">n <text:s/></text:span></text:span>e b<text:span text:style-name="Car._20_predefinito_20_paragrafo"><text:span text:style-name="T8">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8">n <text:s/></text:span></text:span>e b<text:span text:style-name="Car._20_predefinito_20_paragrafo"><text:span text:style-name="T8">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4">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6">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8">n </text:span></text:span>, o b<text:span text:style-name="Car._20_predefinito_20_paragrafo"><text:span text:style-name="T8">n </text:span></text:span>o c<text:span text:style-name="Car._20_predefinito_20_paragrafo"><text:span text:style-name="T8">n</text:span></text:span>, con n che è intero, diventa una funzione continua, perché noi ci spostiamo per intervalli di frequenza infinitesimi. Andando all'infinito, insomma, l'espressione c<text:span text:style-name="Car._20_predefinito_20_paragrafo"><text:span text:style-name="T8">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8">c</text:span></text:span>(t). Il nostro campionamento è uniforme, e dipende dal periodo di campionamento T<text:span text:style-name="Car._20_predefinito_20_paragrafo"><text:span text:style-name="T8">s</text:span></text:span>. Al passare di ogni T<text:span text:style-name="Car._20_predefinito_20_paragrafo"><text:span text:style-name="T8">s</text:span></text:span> istanti di tempo campioniamo. È possibile esprimere s<text:span text:style-name="Car._20_predefinito_20_paragrafo"><text:span text:style-name="T8">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8">s</text:span></text:span>. Si può dimostrare, in teoria dei segnali che se si <text:span text:style-name="Car._20_predefinito_20_paragrafo"><text:span text:style-name="T6">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6">(si parla di S</text:span></text:span><text:span text:style-name="Car._20_predefinito_20_paragrafo"><text:span text:style-name="T9">c</text:span></text:span><text:span text:style-name="Car._20_predefinito_20_paragrafo"><text:span text:style-name="T6">(f)).</text:span></text:span></text:p>
      <text:p text:style-name="P2">La frequenza di campionamento ci dice quanti campioni prendiamo in un secondo.</text:p>
      <text:p text:style-name="P2">Il <text:span text:style-name="Car._20_predefinito_20_paragrafo"><text:span text:style-name="T6">teorema del campionamento </text:span></text:span>mi dice che lo spettro del segnale campionato è lo spettro del segnale di partenza, ma replicato ad intervalli di f<text:span text:style-name="Car._20_predefinito_20_paragrafo"><text:span text:style-name="T8">s</text:span></text:span>, ovvero la frequenza di campionamento, sia nel semiasse positivo che su quello negativo. Diamo ora la definizione formale del teorema del campionamento.</text:p>
      <text:p text:style-name="P2"><text:span text:style-name="Car._20_predefinito_20_paragrafo"><text:span text:style-name="T6">Teorema del campionamento: </text:span></text:span><text:span text:style-name="Car._20_predefinito_20_paragrafo"><text:span text:style-name="T4">un segnale continuo limitato in banda alla frequenza f</text:span></text:span><text:span text:style-name="Car._20_predefinito_20_paragrafo"><text:span text:style-name="T10">MAX</text:span></text:span><text:span text:style-name="Car._20_predefinito_20_paragrafo"><text:span text:style-name="T4"> può essere ricostruito esattamente a partire dai suoi campioni se la frequenza di campionamento è maggiore del doppio di f</text:span></text:span><text:span text:style-name="Car._20_predefinito_20_paragrafo"><text:span text:style-name="T10">MAX</text:span></text:span><text:span text:style-name="Car._20_predefinito_20_paragrafo"><text:span text:style-name="T4">. Ovvero, se </text:span></text:span>f<text:span text:style-name="Car._20_predefinito_20_paragrafo"><text:span text:style-name="T8">s</text:span></text:span> &gt; 2f<text:span text:style-name="Car._20_predefinito_20_paragrafo"><text:span text:style-name="T8">MAX.</text:span></text:span></text:p>
      <text:p text:style-name="P2">Quindi, immaginiamo di avere un segnale il cui spettro ci mostra che il segnale in questione contiene frequenze fino a una frequenza massima f<text:span text:style-name="Car._20_predefinito_20_paragrafo"><text:span text:style-name="T8">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8">MAX</text:span></text:span>). Si dice allora che il segnale è limitato in banda alla frequenza f<text:span text:style-name="Car._20_predefinito_20_paragrafo"><text:span text:style-name="T8">MAX</text:span></text:span>, cioè non è composto da sinusoidi più veloci della frequenza f<text:span text:style-name="Car._20_predefinito_20_paragrafo"><text:span text:style-name="T8">MAX</text:span></text:span>. Allora, possiamo ricostruire il segnale partendo dai suoi campioni SOLTANTO SE la frequenza di campionamento è maggiore del doppio di f<text:span text:style-name="Car._20_predefinito_20_paragrafo"><text:span text:style-name="T8">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8">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8">s </text:span></text:span>&gt; f<text:span text:style-name="Car._20_predefinito_20_paragrafo"><text:span text:style-name="T8">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6">con passo di replica f</text:span></text:span><text:span text:style-name="Car._20_predefinito_20_paragrafo"><text:span text:style-name="T9">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8">s</text:span></text:span> sia di poco maggiore a w: praticamente f<text:span text:style-name="Car._20_predefinito_20_paragrafo"><text:span text:style-name="T8">s </text:span></text:span>è quasi uguale a f<text:span text:style-name="Car._20_predefinito_20_paragrafo"><text:span text:style-name="T8">MAX, </text:span></text:span>, cioè i triangoli si sovrappongono quasi del tutto. Dove vado a filtrare, innanzitutto? Boh, immaginiamo di filtrare, come prima, a f<text:span text:style-name="Car._20_predefinito_20_paragrafo"><text:span text:style-name="T8">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6">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8">MAX </text:span></text:span>= f<text:span text:style-name="Car._20_predefinito_20_paragrafo"><text:span text:style-name="T8">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8">MAX </text:span></text:span>= f<text:span text:style-name="Car._20_predefinito_20_paragrafo"><text:span text:style-name="T8">s </text:span></text:span>* 31/100, continuo a cavarmela. La curva è meno visibile, ma me la cavo ancora.</text:p>
      <text:p text:style-name="P1">Nel terzo, dove f<text:span text:style-name="Car._20_predefinito_20_paragrafo"><text:span text:style-name="T8">MAX </text:span></text:span>= f<text:span text:style-name="Car._20_predefinito_20_paragrafo"><text:span text:style-name="T8">s </text:span></text:span>* 95/100, ovvero dove f<text:span text:style-name="Car._20_predefinito_20_paragrafo"><text:span text:style-name="T8">s </text:span></text:span>è quasi f<text:span text:style-name="Car._20_predefinito_20_paragrafo"><text:span text:style-name="T8">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6">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8">s</text:span></text:span> nel modo giusto, oppure, una volta fissata f<text:span text:style-name="Car._20_predefinito_20_paragrafo"><text:span text:style-name="T8">s</text:span></text:span>, per assicurarmi che non ci sia aliasing, metto davanti al mio campionatore un filtro anti-alias, che fa a buttare via tutte le <text:soft-page-break/>frequenze che stanno sopra a f<text:span text:style-name="Car._20_predefinito_20_paragrafo"><text:span text:style-name="T8">s</text:span></text:span>/2. Così sono sicuro che quello che passa non abbiano frequenze che vanno oltre la metà di f<text:span text:style-name="Car._20_predefinito_20_paragrafo"><text:span text:style-name="T8">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8">min </text:span></text:span>a V<text:span text:style-name="Car._20_predefinito_20_paragrafo"><text:span text:style-name="T8">max</text:span></text:span>, io prendo questo intervallo e lo faccio a M fette tutte uguali. Gli intervalli che creo avranno ampiezza pari a (Vmax -Vmin) / M (= 2<text:span text:style-name="Car._20_predefinito_20_paragrafo"><text:span text:style-name="T7">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8">i</text:span></text:span>. Nella quantizzazione uniforme, questo V<text:span text:style-name="Car._20_predefinito_20_paragrafo"><text:span text:style-name="T8">i</text:span></text:span> sta proprio al centro di ogni intervallo. Quindi, se il mio generico valore del segnale x casca in un certo intervallo i, il suo valore quantizzato sarà v<text:span text:style-name="Car._20_predefinito_20_paragrafo"><text:span text:style-name="T8">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8">i</text:span></text:span>, io commetto un errore, e perdo inoltre la parentela tra x e v<text:span text:style-name="Car._20_predefinito_20_paragrafo"><text:span text:style-name="T8">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6">errore di quantizzazione</text:span></text:span>:</text:p>
      <text:p text:style-name="P1">e<text:span text:style-name="Car._20_predefinito_20_paragrafo"><text:span text:style-name="T8">q</text:span></text:span> = x<text:span text:style-name="Car._20_predefinito_20_paragrafo"><text:span text:style-name="T8">q</text:span></text:span> – x</text:p>
      <text:p text:style-name="P1">dove x è il valore di partenza, mentre x<text:span text:style-name="Car._20_predefinito_20_paragrafo"><text:span text:style-name="T8">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8">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8">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7">2</text:span></text:span> + bx<text:span text:style-name="Car._20_predefinito_20_paragrafo"><text:span text:style-name="T7">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7">2</text:span></text:span> + bx<text:span text:style-name="Car._20_predefinito_20_paragrafo"><text:span text:style-name="T7">3</text:span></text:span> + …) mi genera dei segnali che rispetto a x sono considerati “armoniche” (seconda, terza, quarta armonica... ha a che fare con lo sviluppo in serie di Fourier). Se x è la frequenza fondamentale, ax<text:span text:style-name="Car._20_predefinito_20_paragrafo"><text:span text:style-name="T7">2</text:span></text:span> + bx<text:span text:style-name="Car._20_predefinito_20_paragrafo"><text:span text:style-name="T7">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7">2</text:span></text:span> + bx<text:span text:style-name="Car._20_predefinito_20_paragrafo"><text:span text:style-name="T7">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8">q</text:span></text:span>(t) = x(t) – x<text:span text:style-name="Car._20_predefinito_20_paragrafo"><text:span text:style-name="T8">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8">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5">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8">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7">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8">MIN </text:span></text:span>e V<text:span text:style-name="Car._20_predefinito_20_paragrafo"><text:span text:style-name="T8">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8">PP</text:span></text:span>, cioè la “escursione Picco-Picco”. Se chiamo V<text:span text:style-name="Car._20_predefinito_20_paragrafo"><text:span text:style-name="T8">PP</text:span></text:span> questa quantità, io ho che Vmax = V<text:span text:style-name="Car._20_predefinito_20_paragrafo"><text:span text:style-name="T8">PP</text:span></text:span>/2 e Vmin = -V<text:span text:style-name="Car._20_predefinito_20_paragrafo"><text:span text:style-name="T8">PP</text:span></text:span>/2.</text:p>
      <text:p text:style-name="P1">Mi chiedo allora: la potenza del segnale al picco, ovvero la massima potenza del segnale, qual è?</text:p>
      <text:p text:style-name="P1">P<text:span text:style-name="Car._20_predefinito_20_paragrafo"><text:span text:style-name="T8">S, PP</text:span></text:span> = P<text:span text:style-name="Car._20_predefinito_20_paragrafo"><text:span text:style-name="T8">S, MAX</text:span></text:span> = P<text:span text:style-name="Car._20_predefinito_20_paragrafo"><text:span text:style-name="T8">S</text:span></text:span>(x = + o – V<text:span text:style-name="Car._20_predefinito_20_paragrafo"><text:span text:style-name="T8">PPB</text:span></text:span>/2) = V<text:span text:style-name="Car._20_predefinito_20_paragrafo"><text:span text:style-name="T8">PP</text:span></text:span><text:span text:style-name="Car._20_predefinito_20_paragrafo"><text:span text:style-name="T7">2</text:span></text:span>/4</text:p>
      <text:p text:style-name="P1">Noi vogliamo il rapporto tra la potenza massima e la potenza del rumore però:</text:p>
      <text:p text:style-name="P1">V<text:span text:style-name="Car._20_predefinito_20_paragrafo"><text:span text:style-name="T8">PP</text:span></text:span><text:span text:style-name="Car._20_predefinito_20_paragrafo"><text:span text:style-name="T7">2</text:span></text:span>/4 / (DELTA<text:span text:style-name="Car._20_predefinito_20_paragrafo"><text:span text:style-name="T7">2</text:span></text:span>/12)</text:p>
      <text:p text:style-name="P1">Ora, c'è una parentela tra V<text:span text:style-name="Car._20_predefinito_20_paragrafo"><text:span text:style-name="T8">PP </text:span></text:span>e DELTA, perché DELTA è il risultato dell'operazione di “taglio in fette”. Quindi:</text:p>
      <text:p text:style-name="P1">DELTA = V<text:span text:style-name="Car._20_predefinito_20_paragrafo"><text:span text:style-name="T8">PP </text:span></text:span>/M = V<text:span text:style-name="Car._20_predefinito_20_paragrafo"><text:span text:style-name="T8">PP </text:span></text:span>/2<text:span text:style-name="Car._20_predefinito_20_paragrafo"><text:span text:style-name="T7">n</text:span></text:span>.</text:p>
      <text:p text:style-name="P1">Sostituiamo V<text:span text:style-name="Car._20_predefinito_20_paragrafo"><text:span text:style-name="T8">PP </text:span></text:span>con 2<text:span text:style-name="Car._20_predefinito_20_paragrafo"><text:span text:style-name="T7">n </text:span></text:span>* DELTA. Facendo i calcoli, otteniamo 3 * 2 <text:span text:style-name="Car._20_predefinito_20_paragrafo"><text:span text:style-name="T7">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8">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3352964609" text:style-name="L6">
        <text:list-item>
          <text:p text:style-name="P15">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5">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5">“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6">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8">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6">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8">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8">1</text:span></text:span>, G<text:span text:style-name="Car._20_predefinito_20_paragrafo"><text:span text:style-name="T8">2</text:span></text:span>, …, rumore).</text:p>
      <text:p text:style-name="P1"/>
      <text:p text:style-name="P1">Analizziamo ora le caratteristiche/parametri statiche/statici, ovvero quelle cose relative alla caratteristica statica, f<text:span text:style-name="Car._20_predefinito_20_paragrafo"><text:span text:style-name="T8">S</text:span></text:span>(X), del nostro trasduttore.</text:p>
      <text:list xml:id="list1654818549" text:style-name="L7">
        <text:list-item>
          <text:p text:style-name="P16">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6">Linearità: un trasduttore si dice lineare se la relazione tra l'ingresso e l'uscita è Y = GX + Y<text:span text:style-name="Car._20_predefinito_20_paragrafo"><text:span text:style-name="T8">0</text:span></text:span>. G è il guadagno, ovvero di quanto sale la mia grandezza di uscita a fronte di un cambiamento della grandezza di partenza, e Y<text:span text:style-name="Car._20_predefinito_20_paragrafo"><text:span text:style-name="T8">0</text:span></text:span> è un valore costante, detto offset. Naturalmente, se costruendo la caratteristica statica questa devia dalla rettilineità, il mio strumento non sarà lineare.</text:p>
        </text:list-item>
        <text:list-item>
          <text:p text:style-name="P16">Sensibilità: G(X) = Delta Y / Delta X = f(X). Se il trasduttore è lineare, G è costante, ed è appunto chiamato guadagno. In tal caso, G = Delta Y / Delta X = (Ymax – Ymin) / (Xmax – Xmin)</text:p>
        </text:list-item>
        <text:list-item>
          <text:p text:style-name="P16">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6">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6">L'accuratezza ci dà una misura dell'errore SISTEMATICO. </text:span></text:span>(se sono accurato, posso fare tante misure e poi fare la media: quello è il mio risultato)</text:p>
        </text:list-item>
        <text:list-item>
          <text:p text:style-name="P16">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6">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8">D</text:span></text:span>(X), dei sensori:</text:p>
      <text:list xml:id="list2666976829" text:style-name="L8">
        <text:list-item>
          <text:p text:style-name="P17">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7">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7">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2739210297" text:style-name="L9">
        <text:list-item>
          <text:p text:style-name="P18">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8">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8">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6">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2167691800" text:style-name="L10">
        <text:list-item>
          <text:p text:style-name="P19">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125449175119089" text:continue-numbering="true" text:style-name="L10">
        <text:list-item>
          <text:p text:style-name="P19">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6">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3">principio di funzionamento</text:span></text:span><text:span text:style-name="Car._20_predefinito_20_paragrafo"><text:span text:style-name="T1">,</text:span></text:span> ma anche del <text:span text:style-name="Car._20_predefinito_20_paragrafo"><text:span text:style-name="T3">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2920386793" text:style-name="L11">
        <text:list-item>
          <text:p text:style-name="P20">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20">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20">Linearizzazione: ci sono sensori che hanno una funzione statica non lineare che io potrei voler linearizzare. Le termocoppie, per esempio, spesso necessitano di linearizzazione.</text:p>
        </text:list-item>
        <text:list-item>
          <text:p text:style-name="P20">Filtraggio: eliminazione dei segnali interferenti, riduzione rumore, limitazione banda (aliasing).</text:p>
        </text:list-item>
        <text:list-item>
          <text:p text:style-name="P20">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6">Termocoppia</text:p>
      <text:p text:style-name="P1">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mperatura di riferimento Tref. Quest'ultima è nota, pertanto è una costante. Allora, se la conosciamo, la possiamo compensare, e quindi toglierla dai nostri calcoli. Pertanto Vm è V<text:span text:style-name="Car._20_predefinito_20_paragrafo"><text:span text:style-name="T8">fe-Co</text:span></text:span>(T<text:span text:style-name="Car._20_predefinito_20_paragrafo"><text:span text:style-name="T8">X</text:span></text:span>). Vm è ciò che misuriamo, Tx è l'incognita. La costante di prima, indicata anche come k<text:span text:style-name="Car._20_predefinito_20_paragrafo"><text:span text:style-name="T8">CJ</text:span></text:span>, è chiamata anche Cold-junction compensation. La compensazione che si può fare (per rimuovere questa costante) può essere approssimata, e quindi sottraggo una k<text:span text:style-name="Car._20_predefinito_20_paragrafo"><text:span text:style-name="T8">CJ <text:s/></text:span></text:span>“media” (costante), oppure accurata, dove misuro T<text:span text:style-name="Car._20_predefinito_20_paragrafo"><text:span text:style-name="T8">REF</text:span></text:span> e sottraggo il valore corretto di k<text:span text:style-name="Car._20_predefinito_20_paragrafo"><text:span text:style-name="T8">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os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6">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s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Così facendo, io misuro la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6">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6">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6"/>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ru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6">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erebbe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8">0</text:span></text:span>(1+alpha(T – T<text:span text:style-name="Car._20_predefinito_20_paragrafo"><text:span text:style-name="T8">0</text:span></text:span>)), dove T<text:span text:style-name="Car._20_predefinito_20_paragrafo"><text:span text:style-name="T8">0</text:span></text:span> e R<text:span text:style-name="Car._20_predefinito_20_paragrafo"><text:span text:style-name="T8">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1"><text:soft-page-break/>In generale, in alto a destra (slide 20), vediamo che la cosa più semplice che possiamo fare è convertire la resistenza in tensione, imponendo di far scorrere dentro l'RTD una corrente <text:span text:style-name="Car._20_predefinito_20_paragrafo"><text:span text:style-name="T2">i</text:span></text:span> di intensità nota con grande precisione (lo faccio usando un Precision Current Source). La corrente è costante, naturalmente. A questo punto il gioco è fatto: V<text:span text:style-name="Car._20_predefinito_20_paragrafo"><text:span text:style-name="T8">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8">SUBJECT </text:span></text:span>+ 2 R<text:span text:style-name="Car._20_predefinito_20_paragrafo"><text:span text:style-name="T8">WIRE</text:span></text:span>, se R<text:span text:style-name="Car._20_predefinito_20_paragrafo"><text:span text:style-name="T8">WIRE</text:span></text:span> è la resistenza dei due cavi che abbiamo collegato. E non posso nemmeno dire che conosco R<text:span text:style-name="Car._20_predefinito_20_paragrafo"><text:span text:style-name="T8">WIRE</text:span></text:span> e che quindi poi lo sottraggo dai calcoli del mio risultato finale. Infatti, la resistenza R<text:span text:style-name="Car._20_predefinito_20_paragrafo"><text:span text:style-name="T8">WIRE</text:span></text:span> <text:span text:style-name="Car._20_predefinito_20_paragrafo"><text:span text:style-name="T6">dipende dalla temperatura (è comunque la resistenza di un materiale)</text:span></text:span>, quindi per conoscerla che faccio, ci attacco un altro Ohmetro? Diventa un cane che si morde la coda, infattibile. Quindi che si fa? Non c'è un modo per sbattersene di R<text:span text:style-name="Car._20_predefinito_20_paragrafo"><text:span text:style-name="T8">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8">RTD</text:span></text:span>. Tale misuratore avrà impedenza altissima, quindi NON assorbe corrente → di fatto collego i due cavi ai due ingressi dell’IN-AMP).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Perfetto! E questo indipendentemente dalla resistenza di questi cavi collegati al misuratore, perché tanto non passa corrente. Quindi ce l'abbiamo fatta: possiamo misurare la tensione ai due capi della Pt-100 senza problemi.</text:p>
      <text:p text:style-name="P1"/>
      <text:p text:style-name="P6">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6">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5">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Car._20_predefinito_20_paragrafo"><text:span text:style-name="T6">se conosciamo la deformazione, possiamo risalire alla forza che l'ha causata</text:span></text:span>. Il principio che sfruttiamo è sempre quello della resistivit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v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f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Car._20_predefinito_20_paragrafo"><text:span text:style-name="T6">Praticamente stiamo tirando tutti i fili insieme, che è come allungare di tanto il filo generale.</text:span></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8">E</text:span></text:span>, è di fatto il nostro estensimetro. In condizioni di equilibrio (l'estensimetro non è sottoposto a forze), R<text:span text:style-name="Car._20_predefinito_20_paragrafo"><text:span text:style-name="T8">E</text:span></text:span> è uguale a R. Inoltre, ai capi delle due metà del ponte di Wheatstone, io applico una tensione costante regolata con precisione (V<text:span text:style-name="Car._20_predefinito_20_paragrafo"><text:span text:style-name="T8">REF</text:span></text:span>). Bene, quando le resistenze sono tutte uguali, io di fatto ottengo due partitori resistivi, e alla destra di V<text:span text:style-name="Car._20_predefinito_20_paragrafo"><text:span text:style-name="T8">OUT</text:span></text:span> leggerò V<text:span text:style-name="Car._20_predefinito_20_paragrafo"><text:span text:style-name="T8">REF</text:span></text:span>/2. A sinistra, lo stesso. Quindi, V<text:span text:style-name="Car._20_predefinito_20_paragrafo"><text:span text:style-name="T8">OUT </text:span></text:span><text:s/>= 0. Se non c'è deformazione/sforzo, la tensione di uscita è 0. Se invece io sottopongo ad una forza il mio estensimetro, R<text:span text:style-name="Car._20_predefinito_20_paragrafo"><text:span text:style-name="T8">E </text:span></text:span>= R + Delta R (Il Delta L applicato cambia la resistenza). Quindi quanto vale V<text:span text:style-name="Car._20_predefinito_20_paragrafo"><text:span text:style-name="T8">OUT</text:span></text:span>? Guarda la slide 24....</text:p>
      <text:p text:style-name="P1">L'unico problema reale è costruire un estensimetro che abbia una resistenza R<text:span text:style-name="Car._20_predefinito_20_paragrafo"><text:span text:style-name="T8">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8">REF </text:span></text:span>rimane costante. Quindi, l'estensimetro finale, con tanto di condizionamento, è composto da:</text:p>
      <text:p text:style-name="P1">-un generatore di precisione V<text:span text:style-name="Car._20_predefinito_20_paragrafo"><text:span text:style-name="T8">REF</text:span></text:span> che alimenta il ponte;</text:p>
      <text:p text:style-name="P1">-la tensione V<text:span text:style-name="Car._20_predefinito_20_paragrafo"><text:span text:style-name="T8">OUT <text:s/></text:span></text:span>del ponte</text:p>
      <text:p text:style-name="P1">-un in-amp (impedenza elevata) che mi prende in input V<text:span text:style-name="Car._20_predefinito_20_paragrafo"><text:span text:style-name="T8">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6">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1">HALL</text:span></text:span><text:span text:style-name="Car._20_predefinito_20_paragrafo"><text:span text:style-name="T2"> perpendicolarmente alla direzione della corrente (e alla direzione del campo magnetico B).</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8">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8">HALL </text:span></text:span>è direttamente proporzionale al mio campo magnetico B. Quindi stiamo parlando di fatto di un <text:span text:style-name="Car._20_predefinito_20_paragrafo"><text:span text:style-name="T6">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cavo in questo esempio)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8">HALL </text:span></text:span>si amplifica, si alza di botto, e <text:soft-page-break/>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6">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id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però).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6">codifica binaria assoluta </text:span></text:span>(quella a cui siamo abituati noi informatici) o la <text:span text:style-name="Car._20_predefinito_20_paragrafo"><text:span text:style-name="T6">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text:span text:style-name="T13">a</text:span>,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text:soft-page-break/>-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6">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text:span text:style-name="T14">(il diaframma)</text:span>, si muov<text:span text:style-name="T14">a</text:span> <text:span text:style-name="T14">proporzionalmente al</text:span>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l<text:span text:style-name="T15">a</text:span>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text:span text:style-name="T15">te</text:span>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6">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text:span text:style-name="T16">f</text:span>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text:soft-page-break/>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8">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6">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8">out</text:span></text:span> è pari a -R<text:span text:style-name="Car._20_predefinito_20_paragrafo"><text:span text:style-name="T8">F</text:span></text:span> i(t).</text:p>
      <text:p text:style-name="P1">La cosa figa è che, solo cambiando il condizionamento, abbiamo creato due sensori per due <text:soft-page-break/>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6">Microfoni magnetodinamici</text:p>
      <text:p text:style-name="P1">trattasi di microfoni e giradischi. I microfoni si fanno in tanti modi (almeno 3), e un modo è quelllo <text:soft-page-break/>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6">Microfoni magnetodinamici (microfoni propriamente detti)</text:p>
      <text:p text:style-name="P1">Il microfono magnetodinamico è chiamato anche microfono dinamico. Come è fatto? Lo abbiamo già visto prima in realtà: diaframma-bobina mobile-calamita. Ma come si condiziona? Ebbene, i microfoni dinamici tipicamente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text:soft-page-break/>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6">-100 Volt</text:span></text:span>, dato che si tratta di un amplificatore invertente. È questo un problema per noi? No, perché in campo audio la fase (il cambio di fase) del segnale non ci importa, tanto non possiamo sentirlo. Quindi, questo è il modo tipico di amplificare un microfono.</text:p>
      <text:p text:style-name="P1"/>
      <text:p text:style-name="P6">Microfono a nastro</text:p>
      <text:p text:style-name="P1">Citiamo ora un altra tecnologia per i microfoni. Chiamato anche Ribbon microphone, il microfono a nastro viene molto usato negli studi di registrazione. Si tratta di un dispositivo molto sem<text:span text:style-name="T17">p</text:span>lice: <text:span text:style-name="T17">è</text:span>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text:span text:style-name="T18">r</text:span>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text:soft-page-break/>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text:span text:style-name="T18">r</text:span>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text:span text:style-name="T6">migliaia</text:span>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text:span text:style-name="T19">S</text:span>trumentazione, come abbiamo fatto fino ad ora? <text:span text:style-name="Car._20_predefinito_20_paragrafo"><text:span text:style-name="T4">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c<text:span text:style-name="T21">h</text:span>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text:soft-page-break/>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text:span text:style-name="T22">a</text:span> cosa vibra alla stessa frequenza della mia onda quadra, generando un “bip”. Un altro loro utilizzo sta nelle scarpe che si illuminano quando il tallone preme sulla base della scarpa.</text:p>
      <text:p text:style-name="P21">Ricordi quando dicevamo che i cristalli di quarzo sono quelli che <text:span text:style-name="T22">c</text:span>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text:span text:style-name="T23">a</text:span>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text:soft-page-break/>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text:span text:style-name="T24">i</text:span>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text:soft-page-break/>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8">D </text:span></text:span>= V<text:span text:style-name="Car._20_predefinito_20_paragrafo"><text:span text:style-name="T8">Drive</text:span></text:span> = la formulona che sta in cima alla slide. L'idea è di applicare una tensione sinusoidale. Come al solito, fintanto che siamo in una situazione di equilibrio, leggiamo, da V<text:span text:style-name="Car._20_predefinito_20_paragrafo"><text:span text:style-name="T8">OUT</text:span></text:span>, 0. Poi, se ragioniamo su V<text:span text:style-name="Car._20_predefinito_20_paragrafo"><text:span text:style-name="T8">D</text:span></text:span>, ci rendiamo conto che di fatto è V<text:span text:style-name="Car._20_predefinito_20_paragrafo"><text:span text:style-name="T8">R </text:span></text:span>+ V <text:span text:style-name="Car._20_predefinito_20_paragrafo"><text:span text:style-name="T8">C</text:span></text:span>. E in più, io so che i fili di V<text:span text:style-name="Car._20_predefinito_20_paragrafo"><text:span text:style-name="T8">OUT </text:span></text:span>non sono attraversati da corrente. Quindi, la corrente che attraversa il nostro ponte, i<text:span text:style-name="Car._20_predefinito_20_paragrafo"><text:span text:style-name="T8">1,2</text:span></text:span>, è pari a una corrente standard- eh non ho capito. <text:s/></text:p>
      <text:p text:style-name="P1"/>
      <text:p text:style-name="P1"/>
      <text:p text:style-name="P1">12/01/2021 - 24° Lezione</text:p>
      <text:p text:style-name="P1"/>
      <text:p text:style-name="P1">Il Professore ha un lieve raffreddore e per precauzione ha voluto fare quest’ultima lezione a distanza <text:span text:style-name="Car._20_predefinito_20_paragrafo"><text:span text:style-name="T12">☹</text:span></text:span></text:p>
      <text:p text:style-name="P1"/>
      <text:p text:style-name="P1">Riprendiamo un attimo il concetto di sensing capacitivo. Avevamo visto touch screen, e il problema del sensing della capacità era che non è così banale da fare come il sensing della tensione, per esempio. Pertanto quello che si fa è usare un Charge amplifier o un Ponte di Wheatstone RC.</text:p>
      <text:p text:style-name="P1">L’amplificatore di carica è un circuito simile a un amplificatore invertente ma con condensatori. Il nostro sensore, che è di fatto un condensatore che si carica, genera una carica Q. Siccome un lato del condensatore è collegato a massa, l’altro scarica tutta la carica Q in avanti nel circuito. Questa viene poi amplificata in base alla capacità dei due condensatori. La resistenza che sta sotto il secondo condensatore serve a evitare una deriva di carica. Ha una resistenza elevatissima apposta. L’op-amp ovviamente deve essere mega-preciso.</text:p>
      <text:p text:style-name="P1">Vediamo ora invece il ponte di wheatstone capacitivo. Il ramo di sinistra ha il condensatore di cui si vuole conoscere la capacità. Si applica una tensione alternata a frequenza costante. Abbiamo una tensione sinusoidale di ampiezza A tra i due capi (sopra e sotto) del ponte.</text:p>
      <text:p text:style-name="P1">Discorso mega complicato sul ponte di wheatstone RC…</text:p>
      <text:p text:style-name="P1"/>
      <text:p text:style-name="P1">Ultima categoria di sensori elementari: SENSORI DI LUCE, INTENSITA’ DI RADIAZIONE <text:soft-page-break/>LUMINOSA</text:p>
      <text:p text:style-name="P1">I fotodiodi si usano quando vogliamo fare misure di intensità luminosa quando la luce varia nel tempo, mentre le fotoresistenze si usano per misure più statiche.</text:p>
      <text:p text:style-name="P1">FOTODIODI:</text:p>
      <text:p text:style-name="P8">Un fotodiodo è di fatto un diodo a semiconduttore e basta. C’è anche qui una giunzione p-n di drogaggio, e si viene a generare una regione di svuotamento e un campo elettrico. Se io piazzo una carica nel mezzo, verrà attratta da una parte o dall’altra. Nei fotodiodi, si cerca di ingrandire la zona in cui si si forma il campo. Se arriva un fotone in questa zona, il fotone genera una coppia elettrone-lacuna. L’elettrone va in giro, la lacuna lo stesso (viene riempita da altri elettroni). Queste due cariche + e – vanno fino agli elettrodi del diodo, e la corrente che si generano è proporzionale al numero di fotoni che arrivano per unità di tempo. La cosa interessante è che la corrente che fluisce va in direzione opposta a quella normale dei diodi: va dal catodo all’anodo. Il nostro fotodiodo insomma è un generatore di corrente che fluisce in direzione inversa a quella normale. Come andiamo a condizionare un fotodiodo? Elettricamente, abbiamo tra le mani un generatore di corrente, pertanto dobbiamo solo convertire una corrente (molto debole) in una tensione. L’amplificatore a trans-impedenza è un buon amplificatore. È un amplificatore invertente senza resistenza di ingresso, che ci porta in uscita un valore di tensione con guadagno pari a R_f I_d. Se R_f aumenta di molto, cominciamo a raggiungere il valore di resistenza presente sull’op-amp, e questo può essere un problema.</text:p>
      <text:p text:style-name="P1">Ci sono due configurazioni per questi amplificatori a transimpedenza.</text:p>
      <text:p text:style-name="P1">-Fotovoltaica: il diodo si sente cortocircuitato, e il campo elettrico tra anodo e catodo è bassissimo. Quindi il campo è piccolo, e non si generano correnti “di buio” (spurie) nel diodo. Stiamo facendo lavorare il diodo nel modo più “silenzioso” possibile. Il circuito insomma è lento, ma estremamente sensibile. Per fare comunicazioni ottiche, invece, si usa l’altra configurazione;</text:p>
      <text:p text:style-name="P1">-Fotoconduttiva: si porta l’anodo a una tensione inferiore a massa. Di fatto il diodo è in polarizzazione inversa forte, e generiamo un campo elettrico assurdo. Questo oggetto ha una dinamica/capacità di rispondere molto più alta, e mi può dire se una luce si è accesa o spenta anche in nanosecondi.</text:p>
      <text:p text:style-name="P1">Il circuito è lo stesso in entrambi i casi, ma cambiano alcuni valori.</text:p>
      <text:p text:style-name="P1"/>
      <text:p text:style-name="P1">FOTORESISTENZE:</text:p>
      <text:p text:style-name="P1">Si tratta di un sensore molto “simpatico”. È un oggetto tecnologicamente molto più semplice del precedente, ed è nato prima dei semiconduttori. Abbiamo una resistenza fatta in modo particolare (a serpente) che cambia il suo valore di resistenza in base al valore di luce a cui è sottoposta. Al buio, pertanto, la resistenza è altissima. Alla luce, si arriva anche a 1kOhm di valore di resistenza. Si tratta di sensori “nobili”, perché mi danno una risposta nobile su almeno 5 ordini di grandezza. Problema: hanno una banda molto limitata. Vanno bene insomma per misure statiche o poco più (è il sensore tipico dei sensori crepuscolari, tipo i lampioni stradali. Non mi aiutano a misurare cambiamenti che avvengono nell’ordine dei millisecondi). Abbiamo bisogno allora di un convertitore resistenze-tensione.</text:p>
      <text:p text:style-name="P1">Possiamo usare un partitore resistivo, dove una resistenza è questa che cambia con la luce, per fare misure semplici della resistenza. Se invece vogliamo sapere esattamente il valore della resistenza, bisogna usare un approccio simile agli RTD, e misuriamo la tensione ai due capi della resistenza fissando un valore di corrente che attraversa la resistenza. Se il range dinamico è elevato, possi usare un amplificatore con guadagno logaritmico.</text:p>
      <text:p text:style-name="P1"/>
      <text:p text:style-name="P1">Parliamo ora di sensori integrati, che dal punto di vista di quello che abbiamo visto in questo corso, ci “alziamo un po’ di livello”, nel senso che si tratta di sensori fatti e finiti, a scatola chiusa. Ma non avrebbe senso finire questo corso senza parlare di sensori inerziali MEMS, ormai onnipresenti nei telefoni, e i sensori di distanza che usano la tecnologia Tof (Time of Flight).</text:p>
      <text:p text:style-name="P1">Quindi, SENSORI DI DISTANZA:</text:p>
      <text:p text:style-name="P1"><text:soft-page-break/></text:p>
      <text:p text:style-name="P1">SENSORI Time Of Flight:</text:p>
      <text:p text:style-name="P1">L’idea è: il mio sensore ha un emettitore di radiazione elettromagnetica (luce, o comunque qualcosa che va a quella velocità). Vado a misurare il tempo che questo raggio ci mette ad andare e a tornare verso di me. L’onda che torna però sarà leggermente sfasata rispetto a quella che è partita, e io devo misurarlo questo sfasamento.</text:p>
      <text:p text:style-name="P1">Per mandare e ricevere la luce, si usa-</text:p>
      <text:p text:style-name="P7"/>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5T12:54:47.404000000</dc:date>
    <meta:editing-cycles>1252</meta:editing-cycles>
    <meta:editing-duration>PT6H46M50S</meta:editing-duration>
    <meta:document-statistic meta:table-count="0" meta:image-count="0" meta:object-count="0" meta:page-count="78" meta:paragraph-count="1033" meta:word-count="49789" meta:character-count="312791" meta:non-whitespace-character-count="263964"/>
    <meta:template xlink:type="simple" xlink:actuate="onRequest" xlink:title="" xlink:href="Normal"/>
  </office:meta>
</office:document-meta>
</file>